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247b0"/>
    </style:style>
    <style:style style:name="P2" style:family="paragraph" style:parent-style-name="Standard">
      <style:text-properties fo:font-weight="bold" officeooo:paragraph-rsid="000247b0" style:font-weight-asian="bold" style:font-weight-complex="bold"/>
    </style:style>
    <style:style style:name="P3" style:family="paragraph" style:parent-style-name="Heading_20_3">
      <style:text-properties officeooo:paragraph-rsid="000247b0"/>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list-style-name="L1">
      <style:paragraph-properties fo:margin-top="0in" fo:margin-bottom="0in" loext:contextual-spacing="false"/>
    </style:style>
    <style:style style:name="P8" style:family="paragraph" style:parent-style-name="Text_20_body" style:list-style-name="L2">
      <style:paragraph-properties fo:margin-top="0in" fo:margin-bottom="0in" loext:contextual-spacing="false"/>
    </style:style>
    <style:style style:name="P9" style:family="paragraph" style:parent-style-name="Text_20_body" style:list-style-name="L3">
      <style:paragraph-properties fo:margin-top="0in" fo:margin-bottom="0in" loext:contextual-spacing="fals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Exercise (Instructions): Setting up Git</text:h>
      <text:h text:style-name="Heading_20_3" text:outline-level="3">Objectives and Outcomes</text:h>
      <text:p text:style-name="Text_20_body">In this exercise you will learn to install Git on your computer. Git is required for using all the remaining Node.js and Node based tools that we encounter in the rest of the course. At the end of this exercise, you would be able to:</text:p>
      <text:list xml:id="list4170641438" text:style-name="L1">
        <text:list-item>
          <text:p text:style-name="P7">Install Git on your computer</text:p>
        </text:list-item>
        <text:list-item>
          <text:p text:style-name="P7">Ensure that Git can be used from the command-line or command-prompt on your computer</text:p>
        </text:list-item>
        <text:list-item>
          <text:p text:style-name="P4">Set up some of the basic global configuration for Git</text:p>
        </text:list-item>
      </text:list>
      <text:h text:style-name="Heading_20_3" text:outline-level="3">Downloading and Installing Git</text:h>
      <text:list xml:id="list4205473800" text:style-name="L2">
        <text:list-item>
          <text:p text:style-name="P8">To install Git on your computer, go to <text:a xlink:type="simple" xlink:href="https://git-scm.com/downloads" office:target-frame-name="_blank" xlink:show="new" text:style-name="Internet_20_link" text:visited-style-name="Visited_20_Internet_20_Link">https://git-scm.com/downloads</text:a> to download the Git installer for your specific computing platform.</text:p>
        </text:list-item>
        <text:list-item>
          <text:p text:style-name="P8">Then, follow the installation steps as you install Git using the installer.</text:p>
        </text:list-item>
        <text:list-item>
          <text:p text:style-name="P8">You can find more details about installing Git at <text:a xlink:type="simple" xlink:href="https://git-scm.com/book/en/v2/Getting-Started-Installing-Git" office:target-frame-name="_blank" xlink:show="new" text:style-name="Internet_20_link" text:visited-style-name="Visited_20_Internet_20_Link">https://git-scm.com/book/en/v2/Getting-Started-Installing-Git</text:a>. This document lists several ways of installing Git on various platforms.</text:p>
        </text:list-item>
        <text:list-item>
          <text:p text:style-name="P8">Installing some of the GUI tools like GitHub Desktop will also install Git on your computer.</text:p>
        </text:list-item>
        <text:list-item>
          <text:p text:style-name="P8">On a Mac, setting up XCode command-line tools also will set up Git on your computer.</text:p>
        </text:list-item>
        <text:list-item>
          <text:p text:style-name="P5">You can choose any of the methods that is most convenient for you.</text:p>
        </text:list-item>
      </text:list>
      <text:p text:style-name="Text_20_body">Some Global Configuration for Git</text:p>
      <text:list xml:id="list153415810" text:style-name="L3">
        <text:list-item>
          <text:p text:style-name="P9">Open a cmd window or terminal on your computer.</text:p>
        </text:list-item>
        <text:list-item>
          <text:p text:style-name="P6">Check to make sure that Git is installed and available on the command line, by typing the following at the command prompt:</text:p>
        </text:list-item>
      </text:list>
      <text:p text:style-name="Standard"><text:tab/><text:span text:style-name="T1">git –version</text:span></text:p>
      <text:p text:style-name="Standard"/>
      <text:p text:style-name="Standard">To configure your user name to be used by Git, type the following at the prompt:</text:p>
      <text:p text:style-name="P1"><text:s text:c="2"/></text:p>
      <text:p text:style-name="P2">git config --global user.name "Your Name"</text:p>
      <text:p text:style-name="P2"/>
      <text:p text:style-name="P2">git config --global user.email &lt;your email address&gt;</text:p>
      <text:p text:style-name="P1"/>
      <text:p text:style-name="P1">You can check your default Git global configuration, you can type the following at the prompt:</text:p>
      <text:p text:style-name="P2">git config –list</text:p>
      <text:p text:style-name="P1"/>
      <text:h text:style-name="P3" text:outline-level="3">Conclusions</text:h>
      <text:p text:style-name="Text_20_body">At the end of this exercise you should have Git available on the command-line of your comput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25T09:47:11.757212415</meta:creation-date>
    <dc:date>2020-09-25T10:35:39.362343308</dc:date>
    <meta:editing-duration>PT38M17S</meta:editing-duration>
    <meta:editing-cycles>1</meta:editing-cycles>
    <meta:document-statistic meta:table-count="0" meta:image-count="0" meta:object-count="0" meta:page-count="1" meta:paragraph-count="25" meta:word-count="300" meta:character-count="1744" meta:non-whitespace-character-count="1478"/>
    <meta:generator>LibreOffice/6.0.7.3$Linux_X86_64 LibreOffice_project/00m0$Build-3</meta:generator>
  </office:meta>
</office:document-meta>
</file>